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ter" svg:font-family="Inter"/>
    <style:font-face style:name="Lohit Devanagari1" svg:font-family="'Lohit Devanagari'"/>
    <style:font-face style:name="courier new" svg:font-family="'courier new', 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</style:style>
    <style:style style:name="P3" style:family="paragraph" style:parent-style-name="Text_20_body" style:list-style-name="L1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</style:style>
    <style:style style:name="P4" style:family="paragraph" style:parent-style-name="Text_20_body" style:list-style-name="L2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  <style:text-properties fo:font-variant="normal" fo:text-transform="none" fo:color="#656565" style:font-name="Inter" fo:font-size="12pt" fo:letter-spacing="normal" fo:font-style="normal" fo:font-weight="normal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</style:style>
    <style:style style:name="T1" style:family="text">
      <style:text-properties officeooo:rsid="00192065"/>
    </style:style>
    <style:style style:name="T2" style:family="text">
      <style:text-properties fo:font-variant="normal" fo:text-transform="none" fo:color="#656565" style:font-name="Inter" fo:font-size="12pt" fo:letter-spacing="normal" fo:font-style="normal" fo:font-weight="normal"/>
    </style:style>
    <style:style style:name="T3" style:family="text">
      <style:text-properties fo:font-variant="normal" fo:text-transform="none" fo:color="#656565" style:font-name="courier new" fo:font-size="12pt" fo:letter-spacing="normal" fo:font-style="normal" fo:font-weight="bold"/>
    </style:style>
    <style:style style:name="T4" style:family="text">
      <style:text-properties fo:font-variant="normal" fo:text-transform="none" fo:color="#656565" style:font-name="courier new" fo:font-size="12pt" fo:letter-spacing="normal" fo:font-style="normal" fo:font-weight="normal"/>
    </style:style>
    <style:style style:name="T5" style:family="text">
      <style:text-properties fo:font-variant="normal" fo:text-transform="none" fo:color="#656565" fo:font-size="12pt" fo:letter-spacing="normal" fo:font-style="normal" fo:font-weight="bold"/>
    </style:style>
    <style:style style:name="T6" style:family="text">
      <style:text-properties fo:font-variant="normal" fo:text-transform="none" fo:color="#656565" fo:letter-spacing="normal"/>
    </style:style>
    <style:style style:name="T7" style:family="text">
      <style:text-properties fo:font-variant="normal" fo:text-transform="none" fo:color="#3200ff" style:font-name="courier new" fo:font-size="12pt" fo:letter-spacing="normal" fo:font-style="normal" fo:font-weight="bold"/>
    </style:style>
    <style:style style:name="T8" style:family="text">
      <style:text-properties fo:font-variant="normal" fo:text-transform="none" fo:color="#0099cc" style:text-line-through-style="none" style:text-line-through-type="none" style:font-name="Inter" fo:font-size="12pt" fo:letter-spacing="normal" fo:font-style="italic" style:text-underline-style="none" fo:font-weight="normal" style:text-blinking="false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text:span text:style-name="T1">Prototypal inheritance</text:span></text:p>
      <text:p text:style-name="Standard"/>
      <text:p text:style-name="P2"><text:span text:style-name="T2">The functional approach to creating prototype chains is to use </text:span><text:span text:style-name="Strong_20_Emphasis"><text:span text:style-name="T3">Object.create</text:span></text:span><text:span text:style-name="T2">:</text:span></text:p>
      <text:p text:style-name="P2"><text:span text:style-name="Strong_20_Emphasis"><text:span text:style-name="T7">const wolf = {<text:line-break/>  howl: function () { console.log(this.name + ': awoooooooo') }<text:line-break/>}</text:span></text:span></text:p>
      <text:p text:style-name="P2"><text:span text:style-name="Strong_20_Emphasis"><text:span text:style-name="T7">const dog = Object.create(wolf, {<text:line-break/>  woof: { value: function() { console.log(this.name + ': woof') } }<text:line-break/>})</text:span></text:span></text:p>
      <text:p text:style-name="P2"><text:span text:style-name="Strong_20_Emphasis"><text:span text:style-name="T7">const rufus = Object.create(dog, {<text:line-break/>  name: {value: 'Rufus the dog'}<text:line-break/>})</text:span></text:span></text:p>
      <text:p text:style-name="P2"><text:span text:style-name="Strong_20_Emphasis"><text:span text:style-name="T7">rufus.woof() // prints "Rufus the dog: woof"<text:line-break/>rufus.howl() // prints "Rufus the dog: awoooooooo"</text:span></text:span></text:p>
      <text:p text:style-name="P2"><text:span text:style-name="T2">The </text:span><text:span text:style-name="Strong_20_Emphasis"><text:span text:style-name="T3">wolf</text:span></text:span><text:span text:style-name="T2"> object is a plain JavaScript object, created with the object literal syntax (i.e. using curly braces). The prototype of plain JavaScript objects is </text:span><text:span text:style-name="Strong_20_Emphasis"><text:span text:style-name="T3">Object.prototype</text:span></text:span><text:span text:style-name="T2">.</text:span></text:p>
      <text:p text:style-name="P2"><text:span text:style-name="T2">The </text:span><text:span text:style-name="Strong_20_Emphasis"><text:span text:style-name="T3">Object.create</text:span></text:span><text:span text:style-name="T2"> function can take two arguments. The first argument is the desired prototype of the object being created.</text:span></text:p>
      <text:p text:style-name="P2"><text:span text:style-name="T2">When the </text:span><text:span text:style-name="Strong_20_Emphasis"><text:span text:style-name="T3">dog</text:span></text:span><text:span text:style-name="T2"> object is instantiated, the first argument passed to </text:span><text:span text:style-name="Strong_20_Emphasis"><text:span text:style-name="T3">Object.create</text:span></text:span><text:span text:style-name="T2"> is the </text:span><text:span text:style-name="Strong_20_Emphasis"><text:span text:style-name="T3">wolf</text:span></text:span><text:span text:style-name="T2"> object. So </text:span><text:span text:style-name="Strong_20_Emphasis"><text:span text:style-name="T3">wolf</text:span></text:span><text:span text:style-name="T2"> is the prototype of </text:span><text:span text:style-name="Strong_20_Emphasis"><text:span text:style-name="T3">dog</text:span></text:span><text:span text:style-name="T2">. When </text:span><text:span text:style-name="Strong_20_Emphasis"><text:span text:style-name="T3">rufus</text:span></text:span><text:span text:style-name="T2"> is instantiated, the first argument to </text:span><text:span text:style-name="Strong_20_Emphasis"><text:span text:style-name="T3">Object.create</text:span></text:span><text:span text:style-name="T2"> is </text:span><text:span text:style-name="Strong_20_Emphasis"><text:span text:style-name="T3">dog</text:span></text:span><text:span text:style-name="T2">.</text:span></text:p>
      <text:p text:style-name="P5">To describe the full prototype chain:</text:p>
      <text:list xml:id="list3887686709" text:style-name="L1">
        <text:list-item>
          <text:p text:style-name="P3"><text:span text:style-name="T2">the prototype of </text:span><text:span text:style-name="Strong_20_Emphasis"><text:span text:style-name="T3">rufus</text:span></text:span><text:span text:style-name="T2"> is </text:span><text:span text:style-name="Strong_20_Emphasis"><text:span text:style-name="T3">dog</text:span></text:span></text:p>
        </text:list-item>
        <text:list-item>
          <text:p text:style-name="P3"><text:span text:style-name="T2">the prototype of </text:span><text:span text:style-name="Strong_20_Emphasis"><text:span text:style-name="T3">dog</text:span></text:span><text:span text:style-name="T2"> is </text:span><text:span text:style-name="Strong_20_Emphasis"><text:span text:style-name="T3">wolf</text:span></text:span></text:p>
        </text:list-item>
        <text:list-item>
          <text:p text:style-name="P3"><text:span text:style-name="T2">the prototype of </text:span><text:span text:style-name="Strong_20_Emphasis"><text:span text:style-name="T3">wolf</text:span></text:span><text:span text:style-name="T2"> is </text:span><text:span text:style-name="Strong_20_Emphasis"><text:span text:style-name="T3">Object.prototype</text:span></text:span><text:span text:style-name="T2">.</text:span></text:p>
        </text:list-item>
      </text:list>
      <text:p text:style-name="P2"><text:span text:style-name="T2">The second argument of </text:span><text:span text:style-name="Strong_20_Emphasis"><text:span text:style-name="T3">Object.create</text:span></text:span><text:span text:style-name="T2"> is an optional Properties Descriptor object.</text:span></text:p>
      <text:p text:style-name="P5">A Properties Descriptor object contains keys that will become the key name on the object being created. The values of these keys are Property Descriptor objects.</text:p>
      <text:p text:style-name="P5">The Property Descriptor is a JavaScript object that describes the characteristics of the properties on another object.</text:p>
      <text:p text:style-name="P6"><text:span text:style-name="T2">The </text:span><text:span text:style-name="Strong_20_Emphasis"><text:span text:style-name="T5">Object.getOwnPropertyDescriptor</text:span></text:span><text:span text:style-name="T6"> </text:span><text:span text:style-name="T2">can be used to get a property descriptor on any object:</text:span></text:p>
      <text:p text:style-name="P6"><text:span text:style-name="T2"/></text:p>
      <text:p text:style-name="P1"><text:soft-page-break/><text:span text:style-name="T2">To describe the value of a property, the descriptor can either use </text:span><text:span text:style-name="Strong_20_Emphasis"><text:span text:style-name="T3">value</text:span></text:span><text:span text:style-name="T2"> for a normal property value or </text:span><text:span text:style-name="Strong_20_Emphasis"><text:span text:style-name="T3">get</text:span></text:span><text:span text:style-name="T2"> and </text:span><text:span text:style-name="Strong_20_Emphasis"><text:span text:style-name="T3">set</text:span></text:span><text:span text:style-name="T2"> to create a property getter/setter. The other properties are associated meta-data for the property. The </text:span><text:span text:style-name="Strong_20_Emphasis"><text:span text:style-name="T3">writable</text:span></text:span><text:span text:style-name="T2"> property determines whether the property can be reassigned, </text:span><text:span text:style-name="Strong_20_Emphasis"><text:span text:style-name="T3">enumerable</text:span></text:span><text:span text:style-name="T2"> determines whether the property will be enumerated, in property iterator abstractions like </text:span><text:span text:style-name="Strong_20_Emphasis"><text:span text:style-name="T3">Object.keys</text:span></text:span><text:span text:style-name="T2"> and </text:span><text:span text:style-name="Strong_20_Emphasis"><text:span text:style-name="T3">configurable</text:span></text:span><text:span text:style-name="T2"> sets whether the property descriptor itself can be altered. All of these meta-data keys default to </text:span><text:span text:style-name="Strong_20_Emphasis"><text:span text:style-name="T3">false</text:span></text:span><text:span text:style-name="T2">.</text:span></text:p>
      <text:p text:style-name="P2"><text:span text:style-name="T2">In the case of </text:span><text:span text:style-name="Strong_20_Emphasis"><text:span text:style-name="T3">dog</text:span></text:span><text:span text:style-name="T2"> and </text:span><text:span text:style-name="Strong_20_Emphasis"><text:span text:style-name="T3">rufus</text:span></text:span><text:span text:style-name="T2"> the property descriptor only sets </text:span><text:span text:style-name="Strong_20_Emphasis"><text:span text:style-name="T3">value</text:span></text:span><text:span text:style-name="T2">, which adds a non-enumerable, non-writable, non-configurable property.</text:span></text:p>
      <text:p text:style-name="P2"><text:span text:style-name="T2">Property descriptors are not directly relevant to prototypal inheritance, but are part of the </text:span><text:span text:style-name="Strong_20_Emphasis"><text:span text:style-name="T3">Object.create</text:span></text:span><text:span text:style-name="T2"> interface so understanding them is necessary. To learn more, read </text:span><text:a xlink:type="simple" xlink:href="https://developer.mozilla.org/en-US/docs/Web/JavaScript/Reference/Global_Objects/Object/defineProperty#Description" office:target-frame-name="_blank" xlink:show="new" text:style-name="Internet_20_link" text:visited-style-name="Visited_20_Internet_20_Link"><text:span text:style-name="Emphasis"><text:span text:style-name="T8">"Description"</text:span></text:span></text:a><text:span text:style-name="T2"> section at the MDN web docs Mozilla website.</text:span></text:p>
      <text:p text:style-name="P2"><text:span text:style-name="T2">When the </text:span><text:span text:style-name="Strong_20_Emphasis"><text:span text:style-name="T3">dog</text:span></text:span><text:span text:style-name="T2"> prototype object is created, the property descriptor is an object with a </text:span><text:span text:style-name="Strong_20_Emphasis"><text:span text:style-name="T3">woof</text:span></text:span><text:span text:style-name="T2"> key. The </text:span><text:span text:style-name="Strong_20_Emphasis"><text:span text:style-name="T3">woof</text:span></text:span><text:span text:style-name="T2"> key references an object with the </text:span><text:span text:style-name="Strong_20_Emphasis"><text:span text:style-name="T3">value</text:span></text:span><text:span text:style-name="T2"> property set to a function. This will result in the creation of an object with a </text:span><text:span text:style-name="Strong_20_Emphasis"><text:span text:style-name="T3">woof</text:span></text:span><text:span text:style-name="T2"> method.</text:span></text:p>
      <text:p text:style-name="P2"><text:span text:style-name="T2">So when </text:span><text:span text:style-name="Strong_20_Emphasis"><text:span text:style-name="T3">rufus.woof()</text:span></text:span><text:span text:style-name="T2"> is called, the rufus object does not have a </text:span><text:span text:style-name="Strong_20_Emphasis"><text:span text:style-name="T3">woof</text:span></text:span><text:span text:style-name="T2"> property itself. The runtime will then check if the prototype object of </text:span><text:span text:style-name="Strong_20_Emphasis"><text:span text:style-name="T3">rufus</text:span></text:span><text:span text:style-name="T2"> has a </text:span><text:span text:style-name="Strong_20_Emphasis"><text:span text:style-name="T3">woof</text:span></text:span><text:span text:style-name="T2"> property. The prototype of </text:span><text:span text:style-name="Strong_20_Emphasis"><text:span text:style-name="T3">rufus</text:span></text:span><text:span text:style-name="T2"> is </text:span><text:span text:style-name="Strong_20_Emphasis"><text:span text:style-name="T3">dog</text:span></text:span><text:span text:style-name="T2"> and it does have a </text:span><text:span text:style-name="Strong_20_Emphasis"><text:span text:style-name="T3">woof</text:span></text:span><text:span text:style-name="T2"> property. The </text:span><text:span text:style-name="Strong_20_Emphasis"><text:span text:style-name="T3">dog.woof</text:span></text:span><text:span text:style-name="T2"> function contains a reference to </text:span><text:span text:style-name="Strong_20_Emphasis"><text:span text:style-name="T3">this</text:span></text:span><text:span text:style-name="T2">. Typically, the </text:span><text:span text:style-name="Strong_20_Emphasis"><text:span text:style-name="T3">this</text:span></text:span><text:span text:style-name="T2"> keyword refers to the object on which the method was called. Since </text:span><text:span text:style-name="Strong_20_Emphasis"><text:span text:style-name="T3">woof</text:span></text:span><text:span text:style-name="T2"> was called on </text:span><text:span text:style-name="Strong_20_Emphasis"><text:span text:style-name="T3">rufus</text:span></text:span><text:span text:style-name="T2"> and </text:span><text:span text:style-name="Strong_20_Emphasis"><text:span text:style-name="T3">rufus</text:span></text:span><text:span text:style-name="T2"> has the </text:span><text:span text:style-name="Strong_20_Emphasis"><text:span text:style-name="T3">name</text:span></text:span><text:span text:style-name="T2"> property which is </text:span><text:span text:style-name="Strong_20_Emphasis"><text:span text:style-name="T3">"Rufus the dog"</text:span></text:span><text:span text:style-name="T2">, the </text:span><text:span text:style-name="Strong_20_Emphasis"><text:span text:style-name="T3">this.name</text:span></text:span><text:span text:style-name="T2"> property in the </text:span><text:span text:style-name="Strong_20_Emphasis"><text:span text:style-name="T3">woof</text:span></text:span><text:span text:style-name="T2"> method has the value </text:span><text:span text:style-name="Strong_20_Emphasis"><text:span text:style-name="T3">"Rufus the dog"</text:span></text:span><text:span text:style-name="T2"> so </text:span><text:span text:style-name="Strong_20_Emphasis"><text:span text:style-name="T3">console.log</text:span></text:span><text:span text:style-name="T2"> is passed the string: </text:span><text:span text:style-name="Strong_20_Emphasis"><text:span text:style-name="T3">"Rufus the dog: woof"</text:span></text:span><text:span text:style-name="T2">.</text:span></text:p>
      <text:p text:style-name="P2"><text:span text:style-name="T2">Similarly when </text:span><text:span text:style-name="Strong_20_Emphasis"><text:span text:style-name="T3">rufus.howl</text:span></text:span><text:span text:style-name="T2"> is called the JavaScript runtime performs the following steps:</text:span></text:p>
      <text:list xml:id="list3035160500" text:style-name="L2">
        <text:list-item>
          <text:p text:style-name="P4"><text:span text:style-name="T2">Check if </text:span><text:span text:style-name="Strong_20_Emphasis"><text:span text:style-name="T3">rufus</text:span></text:span><text:span text:style-name="T2"> has a </text:span><text:span text:style-name="Strong_20_Emphasis"><text:span text:style-name="T3">howl</text:span></text:span><text:span text:style-name="T2"> property; it does not</text:span></text:p>
        </text:list-item>
        <text:list-item>
          <text:p text:style-name="P4"><text:span text:style-name="T2">Check if the prototype of </text:span><text:span text:style-name="Strong_20_Emphasis"><text:span text:style-name="T3">rufus</text:span></text:span><text:span text:style-name="T2"> (which is </text:span><text:span text:style-name="Strong_20_Emphasis"><text:span text:style-name="T3">dog</text:span></text:span><text:span text:style-name="T2">) has a </text:span><text:span text:style-name="Strong_20_Emphasis"><text:span text:style-name="T3">howl</text:span></text:span><text:span text:style-name="T2"> property; it does not</text:span></text:p>
        </text:list-item>
        <text:list-item>
          <text:p text:style-name="P4"><text:span text:style-name="T2">Check if the prototype of </text:span><text:span text:style-name="Strong_20_Emphasis"><text:span text:style-name="T3">dog</text:span></text:span><text:span text:style-name="T2"> (which is </text:span><text:span text:style-name="Strong_20_Emphasis"><text:span text:style-name="T3">wolf</text:span></text:span><text:span text:style-name="T2">) has a </text:span><text:span text:style-name="Strong_20_Emphasis"><text:span text:style-name="T3">howl</text:span></text:span><text:span text:style-name="T2"> property; it does</text:span></text:p>
        </text:list-item>
        <text:list-item>
          <text:p text:style-name="P4"><text:span text:style-name="T2">Execute the </text:span><text:span text:style-name="Strong_20_Emphasis"><text:span text:style-name="T3">howl</text:span></text:span><text:span text:style-name="T2"> function setting </text:span><text:span text:style-name="Strong_20_Emphasis"><text:span text:style-name="T3">this</text:span></text:span><text:span text:style-name="T2"> to </text:span><text:span text:style-name="Strong_20_Emphasis"><text:span text:style-name="T3">rufus</text:span></text:span><text:span text:style-name="T2">, so </text:span><text:span text:style-name="Strong_20_Emphasis"><text:span text:style-name="T3">this.name</text:span></text:span><text:span text:style-name="T2"> will be </text:span><text:span text:style-name="Strong_20_Emphasis"><text:span text:style-name="T3">"Rufus the dog"</text:span></text:span><text:span text:style-name="T4">.</text:span></text:p>
        </text:list-item>
      </text:list>
      <text:p text:style-name="P5">To complete the functional paradigm as it applies to prototypal inheritance, the creation of an instance of a dog can be genericized with a function:</text:p>
      <text:p text:style-name="P2"><text:soft-page-break/><text:span text:style-name="Strong_20_Emphasis"><text:span text:style-name="T7">const wolf = {<text:line-break/>  howl: function () { console.log(this.name + ': awoooooooo') }<text:line-break/>}</text:span></text:span></text:p>
      <text:p text:style-name="P2"><text:span text:style-name="Strong_20_Emphasis"><text:span text:style-name="T7">const dog = Object.create(wolf, {<text:line-break/>  woof: { value: function() { console.log(this.name + ': woof') } }<text:line-break/>})</text:span></text:span></text:p>
      <text:p text:style-name="P2"><text:span text:style-name="Strong_20_Emphasis"><text:span text:style-name="T7">function createDog (name) {<text:line-break/>  return Object.create(dog, {<text:line-break/>    name: {value: name + ' the dog'}<text:line-break/>  })<text:line-break/>}</text:span></text:span></text:p>
      <text:p text:style-name="P2"><text:span text:style-name="Strong_20_Emphasis"><text:span text:style-name="T7">const rufus = createDog('Rufus')</text:span></text:span></text:p>
      <text:p text:style-name="P2"><text:span text:style-name="Strong_20_Emphasis"><text:span text:style-name="T7">rufus.woof() // prints "Rufus the dog: woof"<text:line-break/>rufus.howl() // prints "Rufus the dog: awoooooooo"</text:span></text:span></text:p>
      <text:p text:style-name="P2"><text:span text:style-name="T2">The prototype of an object can be inspected with </text:span><text:span text:style-name="Strong_20_Emphasis"><text:span text:style-name="T3">Object.getPrototypeOf</text:span></text:span><text:span text:style-name="T2">:</text:span></text:p>
      <text:p text:style-name="P2"><text:span text:style-name="Strong_20_Emphasis"><text:span text:style-name="T7">console.log(Object.getPrototypeOf(rufus) === dog) //true<text:line-break/>console.log(Object.getPrototypeOf(dog) === wolf) //true</text:span></text:span></text:p>
      <text:p text:style-name="P6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ter" svg:font-family="Inter"/>
    <style:font-face style:name="Lohit Devanagari1" svg:font-family="'Lohit Devanagari'"/>
    <style:font-face style:name="courier new" svg:font-family="'courier new', 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6T09:18:23.662624655</meta:creation-date>
    <dc:date>2020-11-16T14:36:06.736583616</dc:date>
    <meta:editing-duration>PT2M5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35" meta:word-count="704" meta:character-count="4389" meta:non-whitespace-character-count="3701"/>
  </office:meta>
</office:document-meta>
</file>